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antha Stegura</text:p>
      <text:p text:style-name="P2"/>
      <text:p text:style-name="P3">REFERENCES</text:p>
      <text:p text:style-name="P3"/>
      <text:p text:style-name="P3"/>
      <text:p text:style-name="P5">Anderson, Patricia M., and Kristin F. Butcher. 2006. “Childhood Obesity: Trends and Potential <text:tab/>Causes.” <text:span text:style-name="T3">The Future of Children </text:span>16(1):20-45.</text:p>
      <text:p text:style-name="P5">Cole, Tim J. 2007. “Early Causes of Child Obesity and Implications for Prevention.” <text:span text:style-name="T3">Foundation Acta <text:tab/>Paediatrica 2-4. <text:s text:c="2"/></text:span></text:p>
      <text:p text:style-name="P5"><text:span text:style-name="T4">Gable, Sara, and Susan Lutz. 2000. “Household, Parent, and Child Contributions to childhood <text:tab/>Obesity.”</text:span><text:span text:style-name="T3"> Family Relations </text:span><text:span text:style-name="T4">49(3):293-300.</text:span></text:p>
      <text:p text:style-name="P5"><text:span text:style-name="T4">Pickett, Kate E., Shona Kelly, Eric Brunner, Tim Lobstein, and Richard G. Wilkinson. 2005. “Wider <text:tab/>Income Gaps, Wider Waistbands? An Ecological Study of Obesity and Income Inequality.” <text:tab/></text:span><text:span text:style-name="T3">Epidemiol Community Health </text:span><text:span text:style-name="T4">59:670-74.</text:span></text:p>
      <text:p text:style-name="P5"><text:span text:style-name="T4">Pretlow, Robert A. 2011. “Addiction to Highly Pleasurable Food as a Cause of the Childhood Obesity <text:tab/>Epidemic: A Qualitative Internat Study.” </text:span><text:span text:style-name="T3">Eating Disorders </text:span><text:span text:style-name="T4">19:295-307.</text:span></text:p>
      <text:p text:style-name="P6"><text:span text:style-name="T2">Rahelu K. 2010. “In Inactivity the Cause of Fatness or Fatness the Cause of Inactivity.” </text:span><text:span text:style-name="T3">British <text:tab/>Nutrition Foundation 35:304-7.</text:span></text:p>
      <text:p text:style-name="P6"><text:span text:style-name="T2">Shepherd, A. 2009. “Obesity: Prevalence, Causes and clinical Consequences.”</text:span><text:span text:style-name="T3"> Learning Zone: <text:tab/>Continuing Professional Development </text:span><text:span text:style-name="T2">23(52):51-57.</text:span></text:p>
      <text:p text:style-name="P6"><text:span text:style-name="T2">Seiders, Kathleen, and Ross D. Petty. 2004. “Obesity and the Role of Food Marketing: A Policy <text:tab/>Analysis of Issues and Remedies.” </text:span><text:span text:style-name="T3">Journal of Public Policy and Marketing 23(2):153-169.</text:span></text:p>
      <text:p text:style-name="P5"><text:span text:style-name="T3">.</text:span></text:p>
      <text:p text:style-name="P5"><text:span text:style-name="T3"/></text:p>
      <text:p text:style-name="P5"><text:span text:style-name="T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McCall</meta:initial-creator>
    <meta:creation-date>2013-11-12T20:42:14</meta:creation-date>
    <dc:date>2013-11-12T21:32:21</dc:date>
    <dc:creator>John McCall</dc:creator>
    <meta:editing-duration>PT22M56S</meta:editing-duration>
    <meta:editing-cycles>5</meta:editing-cycles>
    <meta:generator>OpenOffice.org/3.3$Linux OpenOffice.org_project/330m20$Build-9567</meta:generator>
    <meta:document-statistic meta:table-count="0" meta:image-count="0" meta:object-count="0" meta:page-count="1" meta:paragraph-count="11" meta:word-count="182" meta:character-count="1263"/>
  </office:meta>
</office:document-meta>
</file>